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05f38" officeooo:paragraph-rsid="00005f38"/>
    </style:style>
    <style:style style:name="P2" style:family="paragraph" style:parent-style-name="Preformatted_20_Text">
      <style:text-properties officeooo:rsid="00023690" officeooo:paragraph-rsid="00023690"/>
    </style:style>
    <style:style style:name="P3" style:family="paragraph" style:parent-style-name="Preformatted_20_Text">
      <style:text-properties officeooo:rsid="00033a62" officeooo:paragraph-rsid="00033a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uname -a</text:p>
      <text:p text:style-name="P1"><text:tab/>Έκδοση Kernel: Linux version 5.15.0-53-generic</text:p>
      <text:p text:style-name="P1"><text:tab/>Έκδοση Λειτουργικού: Ubuntu 9.4.0-1ubuntu1~20.04.1</text:p>
      <text:p text:style-name="P1"/>
      <text:p text:style-name="P1"/>
      <text:p text:style-name="P1">lscpu:</text:p>
      <text:p text:style-name="P1"><text:s/><text:tab/>8 logical cores (threads)</text:p>
      <text:p text:style-name="P1"><text:tab/>4 physical cores</text:p>
      <text:p text:style-name="P1"><text:tab/>2.1GHz</text:p>
      <text:p text:style-name="P1"/>
      <text:p text:style-name="P1"/>
      <text:p text:style-name="P1"><text:tab/>L1d - 128KiB</text:p>
      <text:p text:style-name="P1"><text:tab/>L1i – 128KiB</text:p>
      <text:p text:style-name="P1"><text:tab/>L2 – 1MiB</text:p>
      <text:p text:style-name="P1"><text:tab/>L3 – 6MiB</text:p>
      <text:p text:style-name="P1"><text:tab/>RAM – 16.2GiB</text:p>
      <text:p text:style-name="P1"/>
      <text:p text:style-name="P1"/>
      <text:p text:style-name="P2">1.2.2 results</text:p>
      <text:p text:style-name="P1"><text:tab/>current time = 7068</text:p>
      <text:p text:style-name="P1"><text:tab/>current time = 7389</text:p>
      <text:p text:style-name="P1"><text:tab/>current time = 6567</text:p>
      <text:p text:style-name="P1"><text:tab/>current time = 7290</text:p>
      <text:p text:style-name="P1"><text:tab/>current time = 6857</text:p>
      <text:p text:style-name="P1"><text:tab/>current time = 7458</text:p>
      <text:p text:style-name="P1"><text:tab/>current time = 7185</text:p>
      <text:p text:style-name="P1"><text:tab/>current time = 6428</text:p>
      <text:p text:style-name="P1"><text:tab/>current time = 6589</text:p>
      <text:p text:style-name="P1"><text:tab/>current time = 6404</text:p>
      <text:p text:style-name="P1"/>
      <text:p text:style-name="P1"><text:tab/>mean time = 6923.5</text:p>
      <text:p text:style-name="P1"><text:tab/>max time = 7458</text:p>
      <text:p text:style-name="P1"><text:tab/>min time = 6404</text:p>
      <text:p text:style-name="P1"/>
      <text:p text:style-name="P1"/>
      <text:p text:style-name="P3">1.2.3</text:p>
      <text:p text:style-name="P3"><text:tab/>0 th loop</text:p>
      <text:p text:style-name="P3"><text:tab/>current time = 1734</text:p>
      <text:p text:style-name="P3"><text:tab/>1 th loop</text:p>
      <text:p text:style-name="P3"><text:tab/>current time = 1749</text:p>
      <text:p text:style-name="P3"><text:tab/>2 th loop</text:p>
      <text:p text:style-name="P3"><text:tab/>current time = 1806</text:p>
      <text:p text:style-name="P3"><text:tab/>3 th loop</text:p>
      <text:p text:style-name="P3"><text:tab/>current time = 1722</text:p>
      <text:p text:style-name="P3"><text:tab/>4 th loop</text:p>
      <text:p text:style-name="P3"><text:tab/>current time = 1845</text:p>
      <text:p text:style-name="P3"><text:tab/>5 th loop</text:p>
      <text:p text:style-name="P3"><text:tab/>current time = 1778</text:p>
      <text:p text:style-name="P3"><text:tab/>6 th loop</text:p>
      <text:p text:style-name="P3"><text:tab/>current time = 1830</text:p>
      <text:p text:style-name="P3"><text:tab/>7 th loop</text:p>
      <text:p text:style-name="P3"><text:tab/>current time = 1864</text:p>
      <text:p text:style-name="P3"><text:tab/>8 th loop</text:p>
      <text:p text:style-name="P3"><text:tab/>current time = 1755</text:p>
      <text:p text:style-name="P3"><text:tab/>9 th loop</text:p>
      <text:p text:style-name="P3"><text:tab/>current time = 2301</text:p>
      <text:p text:style-name="P3"/>
      <text:p text:style-name="P3"><text:tab/>mean time = 1838.4</text:p>
      <text:p text:style-name="P3"><text:tab/>max time = 2301</text:p>
      <text:p text:style-name="P3"><text:tab/>min time = 172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3T22:05:53.499018346</dc:date>
    <meta:editing-duration>PT1H21M45S</meta:editing-duration>
    <meta:editing-cycles>1</meta:editing-cycles>
    <meta:document-statistic meta:table-count="0" meta:image-count="0" meta:object-count="0" meta:page-count="1" meta:paragraph-count="50" meta:word-count="168" meta:character-count="843" meta:non-whitespace-character-count="674"/>
    <meta:generator>LibreOffice/6.4.7.2$Linux_X86_64 LibreOffice_project/40$Build-2</meta:generator>
  </office:meta>
</office:document-meta>
</file>